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b14e7" officeooo:paragraph-rsid="001b14e7"/>
    </style:style>
    <style:style style:name="P2" style:family="paragraph" style:parent-style-name="Standard">
      <style:text-properties fo:font-size="18pt" fo:font-weight="bold" officeooo:rsid="001b14e7" officeooo:paragraph-rsid="001b14e7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b14e7" officeooo:paragraph-rsid="001b14e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b14e7" officeooo:paragraph-rsid="001b14e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ef6af" officeooo:paragraph-rsid="001ef6a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font-weight="bold" officeooo:rsid="001ef6af" officeooo:paragraph-rsid="001ef6af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fo:font-weight="bold" officeooo:rsid="001b14e7" officeooo:paragraph-rsid="001b14e7" style:font-size-asian="15pt" style:font-weight-asian="bold" style:font-size-complex="15pt" style:font-weight-complex="bold"/>
    </style:style>
    <style:style style:name="T1" style:family="text">
      <style:text-properties officeooo:rsid="001ed284"/>
    </style:style>
    <style:style style:name="T2" style:family="text">
      <style:text-properties officeooo:rsid="001ef6af"/>
    </style:style>
    <style:style style:name="T3" style:family="text">
      <style:text-properties officeooo:rsid="001fb1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am results</text:p>
      <text:p text:style-name="P1">Mateusz Hazy</text:p>
      <text:p text:style-name="P1"/>
      <text:p text:style-name="P7">Winter semester 2016/2017</text:p>
      <text:p text:style-name="P3">1. <text:span text:style-name="T2">Advanced c</text:span>alculus <text:span text:style-name="T2">I</text:span>: <text:s/>5.0</text:p>
      <text:p text:style-name="P3">2. Discrete Mathematics: 5.5</text:p>
      <text:p text:style-name="P3">3. Logic in Computer Science: <text:s/>3.5</text:p>
      <text:p text:style-name="P3">4. Programming in C: 5.0</text:p>
      <text:p text:style-name="P3">5. Methods of Imple<text:span text:style-name="T1">me</text:span>ntation Algorithms: 4.0</text:p>
      <text:p text:style-name="P3"/>
      <text:p text:style-name="P6">Summer semester 2016/2017</text:p>
      <text:p text:style-name="P5">1. Advanced <text:span text:style-name="T3">C</text:span>alculus II: 5.0</text:p>
      <text:p text:style-name="P5">2. Object-oriented <text:span text:style-name="T3">P</text:span>rogramming: 5.0</text:p>
      <text:p text:style-name="P5">3. Programming <text:span text:style-name="T3">M</text:span>ethodology: 4.0</text:p>
      <text:p text:style-name="P5">4. Algebra I: 4.0</text:p>
      <text:p text:style-name="P5">5. C++ <text:span text:style-name="T3">C</text:span>ourse: 5.0</text:p>
      <text:p text:style-name="P5"/>
      <text:p text:style-name="P6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22:45:06.070476682</meta:creation-date>
    <dc:date>2017-10-08T16:33:44.564667011</dc:date>
    <meta:editing-duration>PT48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14" meta:word-count="57" meta:character-count="361" meta:non-whitespace-character-count="316"/>
  </office:meta>
</office:document-meta>
</file>